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8a7e0" officeooo:paragraph-rsid="0008a7e0" style:language-asian="zxx" style:country-asian="none" style:language-complex="zxx" style:country-complex="none"/>
    </style:style>
    <style:style style:name="P3" style:family="paragraph" style:parent-style-name="Standard">
      <style:text-properties fo:language="pl" fo:country="PL" officeooo:rsid="0008a7e0" officeooo:paragraph-rsid="0008a7e0" style:language-asian="zxx" style:country-asian="none" style:language-complex="zxx" style:country-complex="none"/>
    </style:style>
    <style:style style:name="P4" style:family="paragraph" style:parent-style-name="Standard">
      <style:text-properties fo:language="pl" fo:country="PL" officeooo:rsid="0008a7e0" officeooo:paragraph-rsid="001090de" style:language-asian="zxx" style:country-asian="none" style:language-complex="zxx" style:country-complex="none"/>
    </style:style>
    <style:style style:name="P5" style:family="paragraph" style:parent-style-name="Standard">
      <style:text-properties fo:language="pl" fo:country="PL" officeooo:rsid="0008a7e0" officeooo:paragraph-rsid="0011fd76" style:language-asian="zxx" style:country-asian="none" style:language-complex="zxx" style:country-complex="none"/>
    </style:style>
    <style:style style:name="P6" style:family="paragraph" style:parent-style-name="Standard">
      <style:text-properties fo:language="pl" fo:country="PL" officeooo:rsid="0013fb7d" officeooo:paragraph-rsid="0013fb7d" style:language-asian="zxx" style:country-asian="none" style:language-complex="zxx" style:country-complex="none"/>
    </style:style>
    <style:style style:name="P7" style:family="paragraph" style:parent-style-name="Standard">
      <style:text-properties fo:language="pl" fo:country="PL" officeooo:rsid="00154592" officeooo:paragraph-rsid="00154592" style:language-asian="zxx" style:country-asian="none" style:language-complex="zxx" style:country-complex="none"/>
    </style:style>
    <style:style style:name="P8" style:family="paragraph" style:parent-style-name="Preformatted_20_Text">
      <style:text-properties fo:font-variant="normal" fo:text-transform="none" fo:color="#222222" style:font-name="Monaco" fo:letter-spacing="normal" fo:language="pl" fo:country="PL" fo:font-style="normal" fo:font-weight="normal" officeooo:rsid="00154592" officeooo:paragraph-rsid="00154592" style:language-asian="zxx" style:country-asian="none" style:language-complex="zxx" style:country-complex="none"/>
    </style:style>
    <style:style style:name="P9" style:family="paragraph" style:parent-style-name="Standard">
      <style:text-properties fo:language="pl" fo:country="PL" officeooo:rsid="00154592" officeooo:paragraph-rsid="00154592" style:language-asian="zxx" style:country-asian="none" style:language-complex="zxx" style:country-complex="none"/>
    </style:style>
    <style:style style:name="P10" style:family="paragraph" style:parent-style-name="Standard">
      <style:text-properties fo:language="pl" fo:country="PL" officeooo:rsid="00194401" officeooo:paragraph-rsid="00194401" style:language-asian="zxx" style:country-asian="none" style:language-complex="zxx" style:country-complex="none"/>
    </style:style>
    <style:style style:name="T1" style:family="text">
      <style:text-properties officeooo:rsid="000a4596"/>
    </style:style>
    <style:style style:name="T2" style:family="text">
      <style:text-properties officeooo:rsid="001047ce"/>
    </style:style>
    <style:style style:name="T3" style:family="text">
      <style:text-properties officeooo:rsid="001090de"/>
    </style:style>
    <style:style style:name="T4" style:family="text">
      <style:text-properties officeooo:rsid="00118852"/>
    </style:style>
    <style:style style:name="T5" style:family="text">
      <style:text-properties officeooo:rsid="0011fd76"/>
    </style:style>
    <style:style style:name="T6" style:family="text">
      <style:text-properties officeooo:rsid="001682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 -R</text:p>
      <text:p text:style-name="P1">ls -l</text:p>
      <text:p text:style-name="P1">ls -al</text:p>
      <text:p text:style-name="P1">ls -a</text:p>
      <text:p text:style-name="P1">cat &gt; filename</text:p>
      <text:p text:style-name="P1">'ctrl + d' </text:p>
      <text:p text:style-name="P1">rm</text:p>
      <text:p text:style-name="P1">mv filename new_file_location</text:p>
      <text:p text:style-name="P1">sudo</text:p>
      <text:p text:style-name="P1">mkdir</text:p>
      <text:p text:style-name="P1">rmdir</text:p>
      <text:p text:style-name="P1">man</text:p>
      <text:p text:style-name="P1">history</text:p>
      <text:p text:style-name="P1">clear</text:p>
      <text:p text:style-name="P1">Ctrl + Shift + v</text:p>
      <text:p text:style-name="P1">sudo apt install git</text:p>
      <text:p text:style-name="P1">sudo apt-get install packagename</text:p>
      <text:p text:style-name="P1">mail -s „” mial</text:p>
      <text:p text:style-name="P1">chmod 764 filename</text:p>
      <text:p text:style-name="P1">sudo chown</text:p>
      <text:p text:style-name="P1">sudo chgrp</text:p>
      <text:p text:style-name="P1">&gt; redirect (output)</text:p>
      <text:p text:style-name="P1">&gt;&gt; add (append)</text:p>
      <text:p text:style-name="P1">echo</text:p>
      <text:p text:style-name="P1">&lt; input redirection</text:p>
      <text:p text:style-name="P1">find . -name "*"</text:p>
      <text:p text:style-name="P1">"&gt;&amp;" re-directs output of one file to another</text:p>
      <text:p text:style-name="P1">ls Dokumenty ABC&gt; dirlist 2&gt;&amp;1</text:p>
      <text:p text:style-name="P1">cat filename | less; more</text:p>
      <text:p text:style-name="P1">grep (search)</text:p>
      <text:p text:style-name="P1">cat filename | grep -n -search_string</text:p>
      <text:p text:style-name="P1">sort</text:p>
      <text:p text:style-name="P1">Symbol<text:tab/>Descriptions</text:p>
      <text:p text:style-name="P1">.<text:tab/>replaces any character</text:p>
      <text:p text:style-name="P1">^<text:tab/>matches start of string</text:p>
      <text:p text:style-name="P1">$<text:tab/>matches end of string</text:p>
      <text:p text:style-name="P1">*<text:tab/>matches up zero or more times the preceding character</text:p>
      <text:p text:style-name="P1">\<text:tab/>Represent special characters</text:p>
      <text:p text:style-name="P1">()<text:tab/>Groups regular expressions</text:p>
      <text:p text:style-name="P1">?<text:tab/>Matches up exactly one character</text:p>
      <text:p text:style-name="P1">cat filename | grep -E p\{2}</text:p>
      <text:p text:style-name="P1">Expression<text:tab/>Description</text:p>
      <text:p text:style-name="P1">\+<text:tab/>Matches one or more occurrence of the previous character</text:p>
      <text:p text:style-name="P1">\?<text:tab/>Matches zero or one occurrence of the previous character</text:p>
      <text:p text:style-name="P1">cat filename | grep "a\+t"</text:p>
      <text:p text:style-name="P1">echo 1{a..z}</text:p>
      <text:p text:style-name="P1">echo $PATH</text:p>
      <text:p text:style-name="P1">VARIABLE_NAME= variable_value</text:p>
      <text:p text:style-name="P1">echo $VARIABLE_NAME</text:p>
      <text:p text:style-name="P1">unset varaiblename</text:p>
      <text:p text:style-name="P1">env</text:p>
      <text:p text:style-name="P1">export Variable=value</text:p>
      <text:p text:style-name="P1">SSH username@ip-address or hostname</text:p>
      <text:p text:style-name="P1">ping google.com</text:p>
      <text:p text:style-name="P1">"ctrl + c"</text:p>
      <text:p text:style-name="P1">'ctrl +z' stop command</text:p>
      <text:p text:style-name="P1">fg' continue</text:p>
      <text:p text:style-name="P1">top - lista procesów</text:p>
      <text:p text:style-name="P1">ps ux</text:p>
      <text:p text:style-name="P1">ps PID</text:p>
      <text:p text:style-name="P1">kill PID</text:p>
      <text:p text:style-name="P1">pidof Process_name</text:p>
      <text:p text:style-name="P1">nice -n 'Nice value' process name</text:p>
      <text:p text:style-name="P1">'df -h' disk space</text:p>
      <text:p text:style-name="P1">free – memory</text:p>
      <text:p text:style-name="P1">vi</text:p>
      <text:p text:style-name="P1">bash script.sh</text:p>
      <text:p text:style-name="P1">#!/bin/sh</text:p>
      <text:p text:style-name="P1">read echo</text:p>
      <text:p text:style-name="P1">sudo adduser username</text:p>
      <text:p text:style-name="P1">sudo passwd -l 'username'</text:p>
      <text:p text:style-name="P1">sudo userdel -r 'username'</text:p>
      <text:p text:style-name="P2">groupmod</text:p>
      <text:p text:style-name="P2">sudo apt-get install gnome-system-tools</text:p>
      <text:p text:style-name="P2">users-admin</text:p>
      <text:p text:style-name="P2">sudo gdebi rstudio-1.2.5019-amd64.deb</text:p>
      <text:p text:style-name="P2">gdebi - <text:span text:style-name="T1">instaluje dodatkowe pakiety</text:span></text:p>
      <text:p text:style-name="P3">crontab -<text:span text:style-name="T5">l</text:span></text:p>
      <text:p text:style-name="P5">crontab -<text:span text:style-name="T5">r</text:span></text:p>
      <text:p text:style-name="P3">0 */2 * * * /<text:span text:style-name="T2">home/ukasz/</text:span>scrip<text:span text:style-name="T2">t2</text:span>.sh</text:p>
      <text:p text:style-name="P4">*/<text:span text:style-name="T2">1</text:span>* * * * * <text:s/><text:span text:style-name="T4">$HOME</text:span>/<text:span text:style-name="T3">s</text:span>crip<text:span text:style-name="T2">t2</text:span>.sh</text:p>
      <text:p text:style-name="P4"/>
      <text:p text:style-name="P4">Basic Linux commands</text:p>
      <text:p text:style-name="P4">Command<text:tab/>Description</text:p>
      <text:p text:style-name="P4">ls<text:tab/>Lists all files and directories in the present working directory</text:p>
      <text:p text:style-name="P4">ls-R<text:tab/>Lists files in sub-directories as well</text:p>
      <text:p text:style-name="P4">ls-a<text:tab/>Lists hidden files as well</text:p>
      <text:p text:style-name="P4">ls-al<text:tab/>Lists files and directories with detailed information like permissions,size, owner, etc.</text:p>
      <text:p text:style-name="P4">cd or cd ~<text:tab/>Navigate to HOME directory</text:p>
      <text:p text:style-name="P4">cd ..<text:tab/>Move one level up</text:p>
      <text:p text:style-name="P4">cd<text:tab/>To change to a particular directory</text:p>
      <text:p text:style-name="P4">cd /<text:tab/>Move to the root directory</text:p>
      <text:p text:style-name="P4">cat &gt; filename<text:tab/>Creates a new file</text:p>
      <text:p text:style-name="P4">cat filename<text:tab/>Displays the file content</text:p>
      <text:p text:style-name="P4">cat file1 file2 &gt; file3<text:tab/>Joins two files (file1, file2) and stores the output in a new file (file3)</text:p>
      <text:p text:style-name="P4">mv file "new file path"<text:tab/>Moves the files to the new location</text:p>
      <text:p text:style-name="P4">mv filename new_file_name<text:tab/>Renames the file to a new filename</text:p>
      <text:p text:style-name="P4">sudo<text:tab/>Allows regular users to run programs with the security privileges of the superuser or root</text:p>
      <text:p text:style-name="P4">rm filename<text:tab/>Deletes a file</text:p>
      <text:p text:style-name="P4">man<text:tab/>Gives help information on a command</text:p>
      <text:p text:style-name="P4">history<text:tab/>Gives a list of all past commands typed in the current terminal session</text:p>
      <text:p text:style-name="P4">clear<text:tab/>Clears the terminal</text:p>
      <text:p text:style-name="P4">mkdir directoryname<text:tab/>Creates a new directory in the present working directory or a at the specified path</text:p>
      <text:p text:style-name="P4">rmdir<text:tab/>Deletes a directory</text:p>
      <text:p text:style-name="P4">mv<text:tab/>Renames a directory</text:p>
      <text:p text:style-name="P4">pr -x<text:tab/>Divides the file into x columns</text:p>
      <text:p text:style-name="P4">pr -h<text:tab/>Assigns a header to the file</text:p>
      <text:p text:style-name="P4">pr -n<text:tab/>Denotes the file with Line Numbers</text:p>
      <text:p text:style-name="P4">lp -nc , lpr c<text:tab/>Prints "c" copies of the File</text:p>
      <text:p text:style-name="P4"><text:s/>lp-d lp-P <text:tab/>Specifies name of the printer</text:p>
      <text:p text:style-name="P4">apt-get <text:tab/>Command used to install and update packages</text:p>
      <text:p text:style-name="P4">mail -s 'subject' -c 'cc-address' <text:s text:c="2"/>-b 'bcc-address' 'to-address' <text:tab/>Command to send email</text:p>
      <text:p text:style-name="P4">mail -s "Subject" to-address &lt; Filename <text:tab/>Command to send email with attachment</text:p>
      <text:p text:style-name="P4">File Permission commands</text:p>
      <text:p text:style-name="P4">Command<text:tab/>Description</text:p>
      <text:p text:style-name="P4">ls-l<text:tab/>to show file type and access permission</text:p>
      <text:p text:style-name="P4">r<text:tab/>read permission</text:p>
      <text:p text:style-name="P4">w<text:tab/>write permission</text:p>
      <text:p text:style-name="P4">x<text:tab/>execute permission</text:p>
      <text:p text:style-name="P4">-=<text:tab/>no permission</text:p>
      <text:p text:style-name="P4">Chown user<text:tab/>For changing the ownership of a file/directory</text:p>
      <text:p text:style-name="P4">Chown user:group filename<text:tab/>change the user as well as group for a file or directory</text:p>
      <text:p text:style-name="P4">Environment Variables command</text:p>
      <text:p text:style-name="P4">Command<text:tab/>Description</text:p>
      <text:p text:style-name="P4">echo $VARIABLE<text:tab/>To display value of a variable</text:p>
      <text:p text:style-name="P4">env<text:tab/>Displays all environment variables</text:p>
      <text:p text:style-name="P4">VARIABLE_NAME= variable_value<text:tab/>Create a new variable</text:p>
      <text:p text:style-name="P4">Unset<text:tab/>Remove a variable</text:p>
      <text:p text:style-name="P4">export Variable=value<text:tab/>To set value of an environment variable</text:p>
      <text:p text:style-name="P4">User management commands of linux</text:p>
      <text:p text:style-name="P4">Command<text:tab/>Description</text:p>
      <text:p text:style-name="P4">sudo adduser username<text:tab/>To display value of a variable</text:p>
      <text:p text:style-name="P4">sudo passwd -l 'username'<text:tab/>Displays all environment variables</text:p>
      <text:p text:style-name="P4">sudo userdel -r 'username'<text:tab/>Create a new variable</text:p>
      <text:p text:style-name="P4">sudo usermod -a -G GROUPNAME USERNAME<text:tab/>Remove a variable</text:p>
      <text:p text:style-name="P4">sudo deluser USER GROUPNAME<text:tab/>To set value of an environment variable</text:p>
      <text:p text:style-name="P4">finger<text:tab/>Gives information on all logged in user</text:p>
      <text:p text:style-name="P4">finger username<text:tab/>Gives information of a particular user</text:p>
      <text:p text:style-name="P4">Networking command</text:p>
      <text:p text:style-name="P4">Command<text:tab/>Description</text:p>
      <text:p text:style-name="P4">SSH username@ip-address or hostname<text:tab/>login into a remote Linux machine using SSH</text:p>
      <text:p text:style-name="P4">Ping hostname="" or =""<text:tab/>To ping and Analyzing network and host connections</text:p>
      <text:p text:style-name="P4">dir<text:tab/>Display files in the current directory of a remote computer</text:p>
      <text:p text:style-name="P4">cd "dirname"<text:tab/>change directory to "dirname" on a remote computer</text:p>
      <text:p text:style-name="P4">put file<text:tab/>upload 'file' from local to remote computer</text:p>
      <text:p text:style-name="P4">get file<text:tab/>Download 'file' from remote to local computer</text:p>
      <text:p text:style-name="P4">quit<text:tab/>Logout</text:p>
      <text:p text:style-name="P4">Process command</text:p>
      <text:p text:style-name="P4">Command<text:tab/>Description</text:p>
      <text:p text:style-name="P4">bg<text:tab/>To send a process to the background</text:p>
      <text:p text:style-name="P4">fg<text:tab/>To run a stopped process in the foreground</text:p>
      <text:p text:style-name="P4">top<text:tab/>Details on all Active Processes</text:p>
      <text:p text:style-name="P4">ps<text:tab/>Give the status of processes running for a user</text:p>
      <text:p text:style-name="P4">ps PID<text:tab/>Gives the status of a particular process</text:p>
      <text:p text:style-name="P4">pidof<text:tab/>Gives the Process ID (PID) of a process</text:p>
      <text:p text:style-name="P4">kill PID<text:tab/>Kills a process</text:p>
      <text:p text:style-name="P4">nice<text:tab/>Starts a process with a given priority</text:p>
      <text:p text:style-name="P4">renice<text:tab/>Changes priority of an already running process</text:p>
      <text:p text:style-name="P4">df<text:tab/>Gives free hard disk space on your system</text:p>
      <text:p text:style-name="P4">free<text:tab/>Gives free RAM on your system</text:p>
      <text:p text:style-name="P4">VI Editing Commands</text:p>
      <text:p text:style-name="P4">Command<text:tab/>Description</text:p>
      <text:p text:style-name="P4">i<text:tab/>Insert at cursor (goes into insert mode)</text:p>
      <text:p text:style-name="P4">a<text:tab/>Write after cursor (goes into insert mode)</text:p>
      <text:p text:style-name="P4">A<text:tab/>Write at the end of line (goes into insert mode)</text:p>
      <text:p text:style-name="P4">ESC<text:tab/>Terminate insert mode</text:p>
      <text:p text:style-name="P4">u<text:tab/>Undo last change</text:p>
      <text:p text:style-name="P4">U<text:tab/>Undo all changes to the entire line</text:p>
      <text:p text:style-name="P4">o<text:tab/>Open a new line (goes into insert mode)</text:p>
      <text:p text:style-name="P4">dd<text:tab/>Delete line</text:p>
      <text:p text:style-name="P4">3dd<text:tab/>Delete 3 lines</text:p>
      <text:p text:style-name="P4">D<text:tab/>Delete contents of line after the cursor</text:p>
      <text:p text:style-name="P4">C<text:tab/>Delete contents of a line after the cursor and insert new text. Press ESC key to end insertion.</text:p>
      <text:p text:style-name="P4">dw<text:tab/>Delete word</text:p>
      <text:p text:style-name="P4">4dw<text:tab/>Delete 4 words</text:p>
      <text:p text:style-name="P4">cw<text:tab/>Change word</text:p>
      <text:p text:style-name="P4">x<text:tab/>Delete character at the cursor</text:p>
      <text:p text:style-name="P4">r<text:tab/>Replace character</text:p>
      <text:p text:style-name="P4">R<text:tab/>Overwrite characters from cursor onward</text:p>
      <text:p text:style-name="P4">s<text:tab/>Substitute one character under cursor continue to insert</text:p>
      <text:p text:style-name="P4">S<text:tab/>Substitute entire line and begin to insert at the beginning of the line</text:p>
      <text:p text:style-name="P4">~<text:tab/>Change case of individual character</text:p>
      <text:p text:style-name="P4"/>
      <text:p text:style-name="P6">sed <text:s/>- przeszukije plik</text:p>
      <text:p text:style-name="P7">find – szuka plilów</text:p>
      <text:p text:style-name="P7"/>
      <text:p text:style-name="P7">sudo apt update</text:p>
      <text:p text:style-name="P7">sudo apt install software-properties-common</text:p>
      <text:p text:style-name="P7">sudo add-apt-repository ppa:deadsnakes/ppa</text:p>
      <text:p text:style-name="P7">sudo apt update</text:p>
      <text:p text:style-name="P7">sudo apt install python3.<text:span text:style-name="T6">9</text:span></text:p>
      <text:p text:style-name="P7"/>
      <text:p text:style-name="P7"><text:bookmark-start text:name="__DdeLink__406_1000787941"/>Installing MySQL</text:p>
      <text:p text:style-name="P7">sudo apt update</text:p>
      <text:p text:style-name="P7">sudo apt install mysql-server<text:bookmark-end text:name="__DdeLink__406_1000787941"/></text:p>
      <text:p text:style-name="P8">pip3 install mysql-connector </text:p>
      <text:p text:style-name="P7"/>
      <text:p text:style-name="P10">java install</text:p>
      <text:p text:style-name="P7">sudo apt install default-jre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08:48.249660652</meta:creation-date>
    <dc:date>2020-12-30T17:01:28.665224455</dc:date>
    <meta:editing-duration>PT1H39M3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194" meta:word-count="1031" meta:character-count="6059" meta:non-whitespace-character-count="5209"/>
  </office:meta>
</office:document-meta>
</file>